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Calibri" officeooo:rsid="0006b46d" officeooo:paragraph-rsid="0006b46d"/>
    </style:style>
    <style:style style:name="P2" style:family="paragraph" style:parent-style-name="Text_20_body">
      <style:paragraph-properties fo:text-align="justify" style:justify-single-word="false"/>
      <style:text-properties style:font-name="Calibri" officeooo:paragraph-rsid="0006b46d"/>
    </style:style>
    <style:style style:name="P3" style:family="paragraph" style:parent-style-name="Text_20_body">
      <style:text-properties style:font-name="Calibri" officeooo:paragraph-rsid="0016f7af"/>
    </style:style>
    <style:style style:name="P4" style:family="paragraph" style:parent-style-name="Title">
      <style:paragraph-properties fo:text-align="justify" style:justify-single-word="false"/>
      <style:text-properties style:font-name="Calibri" officeooo:rsid="0005a959" officeooo:paragraph-rsid="0005a959"/>
    </style:style>
    <style:style style:name="P5" style:family="paragraph" style:parent-style-name="Heading_20_1">
      <style:paragraph-properties fo:text-align="justify" style:justify-single-word="false"/>
      <style:text-properties style:font-name="Calibri" officeooo:rsid="0006b46d" officeooo:paragraph-rsid="0006b46d"/>
    </style:style>
    <style:style style:name="P6" style:family="paragraph" style:parent-style-name="Heading_20_1">
      <style:text-properties style:font-name="Calibri" officeooo:rsid="0016f7af" officeooo:paragraph-rsid="0016f7af"/>
    </style:style>
    <style:style style:name="T1" style:family="text">
      <style:text-properties officeooo:rsid="0006b46d"/>
    </style:style>
    <style:style style:name="T2" style:family="text">
      <style:text-properties officeooo:rsid="0007691a"/>
    </style:style>
    <style:style style:name="T3" style:family="text">
      <style:text-properties officeooo:rsid="0008d36e"/>
    </style:style>
    <style:style style:name="T4" style:family="text">
      <style:text-properties fo:color="#ce181e" officeooo:rsid="0008d36e"/>
    </style:style>
    <style:style style:name="T5" style:family="text">
      <style:text-properties fo:color="#000000" officeooo:rsid="0008d36e"/>
    </style:style>
    <style:style style:name="T6" style:family="text">
      <style:text-properties fo:color="#000000" officeooo:rsid="0009aaa0"/>
    </style:style>
    <style:style style:name="T7" style:family="text">
      <style:text-properties fo:color="#000000" officeooo:rsid="000a2938"/>
    </style:style>
    <style:style style:name="T8" style:family="text">
      <style:text-properties fo:color="#000000" officeooo:rsid="000bf984"/>
    </style:style>
    <style:style style:name="T9" style:family="text">
      <style:text-properties fo:color="#000000" officeooo:rsid="000defff"/>
    </style:style>
    <style:style style:name="T10" style:family="text">
      <style:text-properties fo:color="#000000" officeooo:rsid="000fe74c"/>
    </style:style>
    <style:style style:name="T11" style:family="text">
      <style:text-properties fo:color="#000000" officeooo:rsid="001170a2"/>
    </style:style>
    <style:style style:name="T12" style:family="text">
      <style:text-properties fo:color="#000000" officeooo:rsid="00131df5"/>
    </style:style>
    <style:style style:name="T13" style:family="text">
      <style:text-properties fo:color="#000000" officeooo:rsid="0013211c"/>
    </style:style>
    <style:style style:name="T14" style:family="text">
      <style:text-properties fo:color="#000000" officeooo:rsid="001502f4"/>
    </style:style>
    <style:style style:name="T15" style:family="text">
      <style:text-properties fo:color="#000000" officeooo:rsid="0016f7af"/>
    </style:style>
    <style:style style:name="T16" style:family="text">
      <style:text-properties fo:color="#000000" officeooo:rsid="001826ca"/>
    </style:style>
    <style:style style:name="T17" style:family="text">
      <style:text-properties fo:color="#000000" officeooo:rsid="001ad26f"/>
    </style:style>
    <style:style style:name="T18" style:family="text">
      <style:text-properties fo:color="#000000" officeooo:rsid="001da95c"/>
    </style:style>
    <style:style style:name="T19" style:family="text">
      <style:text-properties fo:color="#407927" officeooo:rsid="0008d36e"/>
    </style:style>
    <style:style style:name="T20" style:family="text">
      <style:text-properties fo:color="#407927" officeooo:rsid="0009aaa0"/>
    </style:style>
    <style:style style:name="T21" style:family="text">
      <style:text-properties fo:color="#407927" officeooo:rsid="001ad26f"/>
    </style:style>
    <style:style style:name="T22" style:family="text">
      <style:text-properties fo:color="#0066b3" officeooo:rsid="0016f7af"/>
    </style:style>
    <style:style style:name="T23" style:family="text">
      <style:text-properties fo:color="#0066b3" officeooo:rsid="001826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ec<text:span text:style-name="T1">s</text:span> for TODO Module</text:p>
      <text:p text:style-name="P1">This document aims to <text:span text:style-name="T2">provide specification and documentation</text:span> for the TODO module of Planisphere.</text:p>
      <text:h text:style-name="P5" text:outline-level="1">Functionnal Overview</text:h>
      <text:p text:style-name="P2"><text:tab/><text:span text:style-name="T3">The TODO Module of planisphere will be shared between different modes and is a simple </text:span><text:span text:style-name="T4">list</text:span><text:span text:style-name="T3"> of </text:span><text:span text:style-name="T4">tasks </text:span><text:span text:style-name="T5">with a </text:span><text:span text:style-name="T19">name</text:span><text:span text:style-name="T5">, a </text:span><text:span text:style-name="T19">description</text:span><text:span text:style-name="T5"> (optionnal), a </text:span><text:span text:style-name="T21">mode</text:span><text:span text:style-name="T17"> </text:span><text:span text:style-name="T19">tag</text:span><text:span text:style-name="T5"> to identify </text:span><text:span text:style-name="T18">the</text:span><text:span text:style-name="T5"> mode</text:span><text:span text:style-name="T18"> where the task will be shown</text:span><text:span text:style-name="T5">, </text:span><text:span text:style-name="T6">a </text:span><text:span text:style-name="T20">deadline date</text:span><text:span text:style-name="T6"> (optionnal) and a </text:span><text:span text:style-name="T20">schedule date</text:span><text:span text:style-name="T6">. This tasks has a </text:span><text:span text:style-name="T20">boolean </text:span><text:span text:style-name="T6">indicating the status of the task : </text:span><text:span text:style-name="T20"><text:s/></text:span><text:span text:style-name="T6">done or to be done. </text:span><text:span text:style-name="T15">The user can </text:span><text:span text:style-name="T22">add</text:span><text:span text:style-name="T15">, </text:span><text:span text:style-name="T22">delete</text:span><text:span text:style-name="T15"> </text:span><text:span text:style-name="T16">and </text:span><text:span text:style-name="T23">modify</text:span><text:span text:style-name="T16"> a task in the list,</text:span><text:span text:style-name="T15"> or </text:span><text:span text:style-name="T22">reschedule</text:span><text:span text:style-name="T15"> a date (both deadline and schedule).</text:span></text:p>
      <text:p text:style-name="P2"><text:span text:style-name="T6"><text:tab/></text:span><text:span text:style-name="T7">The goal is to allow the user to </text:span><text:span text:style-name="T8">note the tasks he has to achieve, </text:span><text:span text:style-name="T9">and schedule them quickly and </text:span><text:span text:style-name="T10">efficiently. </text:span><text:span text:style-name="T11">The tags will allow only specific tasks to appear in specific modes, so that a user with numerous to do is not overwhelmed.</text:span></text:p>
      <text:p text:style-name="P2"><text:span text:style-name="T11"><text:tab/></text:span><text:span text:style-name="T12">Future options : </text:span><text:span text:style-name="T13">Urgency, </text:span><text:span text:style-name="T14">Rewards...</text:span></text:p>
      <text:h text:style-name="P6" text:outline-level="1">Architecture</text:h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50S</meta:editing-duration>
    <meta:editing-cycles>23</meta:editing-cycles>
    <meta:generator>LibreOffice/5.4.2.2$Windows_X86_64 LibreOffice_project/22b09f6418e8c2d508a9eaf86b2399209b0990f4</meta:generator>
    <dc:date>2018-06-20T00:11:48.353000000</dc:date>
    <meta:document-statistic meta:table-count="0" meta:image-count="0" meta:object-count="0" meta:page-count="1" meta:paragraph-count="8" meta:word-count="152" meta:character-count="862" meta:non-whitespace-character-count="712"/>
    <meta:user-defined meta:name="Info 1"/>
    <meta:user-defined meta:name="Info 2"/>
    <meta:user-defined meta:name="Info 3"/>
    <meta:user-defined meta:name="Info 4"/>
  </office:meta>
</office:document-meta>
</file>